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Tahoma1" svg:font-family="Tahoma"/>
    <style:font-face style:name="Liberation Mono" svg:font-family="'Liberation Mono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4a688" officeooo:paragraph-rsid="0004a688"/>
    </style:style>
    <style:style style:name="P2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widows="1" fo:text-indent="0in" style:auto-text-indent="false" fo:padding="0in" fo:border="none"/>
    </style:style>
    <style:style style:name="P3" style:family="paragraph" style:parent-style-name="Text_20_body">
      <style:text-properties fo:font-variant="normal" fo:text-transform="none" fo:color="#242729" style:font-name="Arial1" fo:font-size="11.25pt" fo:letter-spacing="normal" fo:font-style="normal" fo:font-weight="normal" officeooo:rsid="0004a688" officeooo:paragraph-rsid="0004a688"/>
    </style:style>
    <style:style style:name="P4" style:family="paragraph" style:parent-style-name="Text_20_body">
      <style:paragraph-properties fo:margin-left="0in" fo:margin-right="0in" fo:margin-top="0in" fo:margin-bottom="0in" loext:contextual-spacing="false" style:line-height-at-least="0.198in" fo:text-align="start" style:justify-single-word="false" fo:widows="1" fo:text-indent="0in" style:auto-text-indent="false" fo:padding="0in" fo:border="none"/>
      <style:text-properties fo:font-variant="normal" fo:text-transform="none" fo:color="#242729" style:font-name="Arial1" fo:font-size="11.25pt" fo:letter-spacing="normal" fo:font-style="normal" fo:font-weight="normal"/>
    </style:style>
    <style:style style:name="T1" style:family="text">
      <style:text-properties officeooo:rsid="0004e611"/>
    </style:style>
    <style:style style:name="T2" style:family="text">
      <style:text-properties fo:font-variant="normal" fo:text-transform="none" fo:color="#242729" style:font-name="Consolas" fo:font-size="9.75pt" fo:letter-spacing="normal" fo:font-style="normal" fo:font-weight="normal" fo:background-color="#eff0f1" loext:char-shading-value="0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root@localhost bin]# od -t c -Ad abc.txt</text:p>
      <text:p text:style-name="P1">0000000 <text:s text:c="2"/>c <text:s text:c="2"/>o <text:s text:c="2"/>n <text:s text:c="2"/>m <text:s text:c="2"/>e <text:s text:c="2"/>o <text:s/>\t <text:s text:c="2"/>1 <text:s text:c="2"/>2 <text:s text:c="2"/>3 <text:s/>\n <text:s text:c="2"/>c <text:s text:c="2"/>o <text:s text:c="2"/>n <text:s text:c="2"/>c <text:s text:c="2"/>h</text:p>
      <text:p text:style-name="P1">0000016 <text:s text:c="2"/>o <text:s/>\t <text:s text:c="2"/>4 <text:s text:c="2"/>5 <text:s text:c="2"/>6 <text:s/>\n <text:s text:c="2"/>c <text:s text:c="2"/>o <text:s text:c="2"/>n <text:s text:c="2"/>k <text:s text:c="2"/>h <text:s text:c="2"/>i <text:s text:c="6"/>7 <text:s text:c="2"/>8 <text:s text:c="2"/>9</text:p>
      <text:p text:style-name="P1">0000032 <text:s/>\n</text:p>
      <text:p text:style-name="P1">0000033</text:p>
      <text:p text:style-name="P1"/>
      <text:p text:style-name="P1"/>
      <text:p text:style-name="P1">Byte offset is below column:</text:p>
      <text:p text:style-name="P1">0000000 <text:s text:c="2"/></text:p>
      <text:p text:style-name="P1">0000016 <text:s text:c="2"/></text:p>
      <text:p text:style-name="P1">0000032 <text:s/></text:p>
      <text:p text:style-name="P1">0000033</text:p>
      <text:p text:style-name="P1"/>
      <text:p text:style-name="P1">By default Byte offset column is displayed in octal format. To convert to decimal format, use -Ad option.</text:p>
      <text:p text:style-name="P1"/>
      <text:p text:style-name="P1">0000000 <text:s text:c="2"/>c <text:s text:c="2"/>o <text:s text:c="2"/>n <text:s text:c="2"/>m <text:s text:c="2"/>e <text:s text:c="2"/>o <text:s/>\t <text:s text:c="2"/>1 <text:s text:c="2"/>2 <text:s text:c="2"/>3 <text:s/>\n <text:s text:c="2"/>c <text:s text:c="2"/>o <text:s text:c="2"/>n <text:s text:c="2"/>c <text:s text:c="2"/>h</text:p>
      <text:p text:style-name="P1">0000016 <text:s text:c="2"/>o <text:s/>\t <text:s text:c="2"/>4 <text:s text:c="2"/>5 <text:s text:c="2"/>6 <text:s/>\n <text:s text:c="2"/>c <text:s text:c="2"/>o <text:s text:c="2"/>n <text:s text:c="2"/>k <text:s text:c="2"/>h <text:s text:c="2"/>i <text:s text:c="6"/>7 <text:s text:c="2"/>8 <text:s text:c="2"/>9</text:p>
      <text:p text:style-name="P1"/>
      <text:p text:style-name="P1">0000000 <text:s text:c="2"/>c <text:s text:c="2"/>o <text:s text:c="2"/>n <text:s text:c="2"/>m <text:s text:c="2"/>e <text:s text:c="2"/>o <text:s/>\t <text:s text:c="2"/>1 <text:s text:c="2"/>2 <text:s text:c="2"/>3 <text:s/>\n <text:s text:c="2"/>c <text:s text:c="2"/>o <text:s text:c="2"/>n <text:s text:c="2"/>c <text:s text:c="2"/>h</text:p>
      <text:p text:style-name="P1">hàng đầu tiên có 16 phần tử : 0 -&gt; 15 , byte số 0 là chữ c đổi sang hex là <text:span text:style-name="T1">63</text:span></text:p>
      <text:p text:style-name="P1"/>
      <text:p text:style-name="P1"/>
      <text:p text:style-name="P3">On a Big Endian-System (Solaris on SPARC)</text:p>
      <text:p text:style-name="P2"><text:span text:style-name="Source_20_Text"><text:span text:style-name="T2">$ echo -n I | od -to2 | head -n1 | cut -f2 -d" " | cut -c6 </text:span></text:span></text:p>
      <text:p text:style-name="P4">0</text:p>
      <text:p text:style-name="P4">On a little endian system (Linux on x86)</text:p>
      <text:p text:style-name="P2"><text:span text:style-name="Source_20_Text"><text:span text:style-name="T2">$ echo -n I | od -to2 | head -n1 | cut -f2 -d" " | cut -c6 </text:span></text:span></text:p>
      <text:p text:style-name="P4">1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Tahoma1" svg:font-family="Tahoma"/>
    <style:font-face style:name="Liberation Mono" svg:font-family="'Liberation Mono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MS PGothic" style:font-family-asian="'MS PGothi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MS PGothic" style:font-family-asian="'MS PGothi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3M2S</meta:editing-duration>
    <meta:editing-cycles>5</meta:editing-cycles>
    <meta:generator>LibreOffice/5.1.1.3$Windows_x86 LibreOffice_project/89f508ef3ecebd2cfb8e1def0f0ba9a803b88a6d</meta:generator>
    <dc:date>2016-04-25T15:59:35.411000000</dc:date>
    <meta:document-statistic meta:table-count="0" meta:image-count="0" meta:object-count="0" meta:page-count="1" meta:paragraph-count="21" meta:word-count="196" meta:character-count="861" meta:non-whitespace-character-count="521"/>
    <meta:user-defined meta:name="Info 1"/>
    <meta:user-defined meta:name="Info 2"/>
    <meta:user-defined meta:name="Info 3"/>
    <meta:user-defined meta:name="Info 4"/>
  </office:meta>
</office:document-meta>
</file>